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style:protect="siz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1.905cm" svg:height="1.905cm" svg:x="0.025cm" svg:y="1.27cm">
          <text:p text:style-name="P1">IMU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4" draw:layer="layout" svg:width="3.81cm" svg:height="1.905cm" svg:x="5.74cm" svg:y="1.27cm">
          <text:p text:style-name="P1">Dynamic</text:p>
          <text:p text:style-name="P1">INS Solu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2" draw:layer="layout" svg:width="2.54cm" svg:height="1.905cm" svg:x="6.375cm" svg:y="6.35cm">
          <text:p text:style-name="P1">Kalman</text:p>
          <text:p text:style-name="P1">Fil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" draw:layer="layout" svg:width="4.445cm" svg:height="1.905cm" svg:x="0.025cm" svg:y="6.35cm">
          <text:p text:style-name="P1">GPS Solu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47cm" svg:y1="7.303cm" svg:x2="6.375cm" svg:y2="7.303cm" draw:start-shape="id1" draw:start-glue-point="7" draw:end-shape="id2" draw:end-glue-point="5" svg:d="m4470 7303h1905">
          <text:p/>
        </draw:connector>
        <draw:connector draw:style-name="gr2" draw:text-style-name="P1" draw:layer="layout" svg:x1="1.93cm" svg:y1="2.223cm" svg:x2="5.74cm" svg:y2="2.223cm" draw:start-shape="id3" draw:start-glue-point="7" draw:end-shape="id4" draw:end-glue-point="5" svg:d="m1930 2223h3810">
          <text:p/>
        </draw:connector>
        <draw:custom-shape draw:style-name="gr3" draw:text-style-name="P2" draw:layer="layout" svg:width="2.54cm" svg:height="1.27cm" svg:x="2.565cm" svg:y="0.635cm">
          <text:p text:style-name="P1"><text:span text:style-name="T1">Accelerations,</text:span></text:p>
          <text:p text:style-name="P1"><text:span text:style-name="T1">Angular</text:span></text:p>
          <text:p text:style-name="P1"><text:span text:style-name="T1"><text:s/></text:span><text:span text:style-name="T1">Velocities</text:span></text:p>
          <draw:enhanced-geometry svg:viewBox="0 0 21600 21600" draw:text-areas="800 800 20800 20800" draw:type="round-rectangular-callout" draw:modifiers="4768.83116883117 27446.1054287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175cm" svg:height="1.485cm" svg:x="3.2cm" svg:y="3.595cm">
          <text:p text:style-name="P1"><text:span text:style-name="T1">Accelerations</text:span></text:p>
          <text:p text:style-name="P1"><text:span text:style-name="T1">In</text:span></text:p>
          <text:p text:style-name="P1"><text:span text:style-name="T1">ECEF domain</text:span></text:p>
          <draw:enhanced-geometry svg:viewBox="0 0 21600 21600" draw:text-areas="800 800 20800 20800" draw:type="round-rectangular-callout" draw:modifiers="30216.8765743073 21701.7496635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2" draw:layer="layout" svg:x1="7.645cm" svg:y1="3.175cm" svg:x2="7.645cm" svg:y2="6.35cm" draw:start-shape="id4" draw:start-glue-point="6" draw:end-shape="id2" draw:end-glue-point="4" svg:d="m7645 3175v3175">
          <text:p/>
        </draw:connector>
        <draw:custom-shape draw:style-name="gr3" draw:text-style-name="P2" draw:layer="layout" svg:width="1.27cm" svg:height="0.635cm" svg:x="5.105cm" svg:y="5.715cm">
          <text:p text:style-name="P1"><text:span text:style-name="T1">PVT</text:span></text:p>
          <draw:enhanced-geometry svg:viewBox="0 0 21600 21600" draw:text-areas="800 800 20800 20800" draw:type="round-rectangular-callout" draw:modifiers="6916.75845790716 54611.32075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3" draw:id="id5" draw:layer="layout" svg:width="1.905cm" svg:height="1.905cm" svg:x="11.455cm" svg:y="6.35cm">
          <text:p text:style-name="P1"><text:span text:style-name="T2">O/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svg:x1="8.915cm" svg:y1="7.303cm" svg:x2="11.455cm" svg:y2="7.303cm" draw:start-shape="id2" draw:start-glue-point="7" draw:end-shape="id5" draw:end-glue-point="6" svg:d="m8915 7303h2540">
          <text:p/>
        </draw:connector>
        <draw:custom-shape draw:style-name="gr4" draw:text-style-name="P2" draw:layer="layout" svg:width="2.54cm" svg:height="1.27cm" svg:x="10.82cm" svg:y="0.635cm">
          <text:p text:style-name="P1"><text:span text:style-name="T1">PV</text:span></text:p>
          <text:p text:style-name="P1"><text:span text:style-name="T1">Feedback</text:span></text:p>
          <draw:enhanced-geometry svg:viewBox="0 0 21600 21600" draw:text-areas="800 800 20800 20800" draw:type="round-rectangular-callout" draw:modifiers="-5975.91499409681 35620.4563335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175cm" svg:height="1.27cm" svg:x="10.82cm" svg:y="3.81cm">
          <text:p text:style-name="P1"><text:span text:style-name="T1">Position,</text:span></text:p>
          <text:p text:style-name="P1"><text:span text:style-name="T1">Velocity</text:span></text:p>
          <draw:enhanced-geometry svg:viewBox="0 0 21600 21600" draw:text-areas="800 800 20800 20800" draw:type="round-rectangular-callout" draw:modifiers="-1496.22166246851 58664.9881982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draw:line-skew="0.108cm" svg:x1="8.915cm" svg:y1="7.303cm" svg:x2="9.55cm" svg:y2="2.222cm" draw:start-shape="id2" draw:start-glue-point="7" draw:end-shape="id4" svg:d="m8915 7303h1245v-5081h-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8.6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Bradshaw</meta:initial-creator>
    <meta:creation-date>2012-04-28T20:02:24</meta:creation-date>
    <dc:date>2012-04-29T13:01:55</dc:date>
    <dc:creator>Peter Bradshaw</dc:creator>
    <meta:editing-duration>PT00H15M58S</meta:editing-duration>
    <meta:editing-cycles>4</meta:editing-cycles>
    <meta:generator>OpenOffice.org/3.2$Linux OpenOffice.org_project/320m19$Build-9505</meta:generator>
    <meta:document-statistic meta:object-count="15"/>
  </office:meta>
</office:document-meta>
</file>